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color="#000000" style:font-name="Microsoft YaHei" fo:font-size="24pt" fo:font-weight="bold" style:font-name-asian="Microsoft YaHei" style:font-size-asian="24pt" style:font-weight-asian="bold" style:font-size-complex="24pt" style:font-weight-complex="bold"/>
    </style:style>
    <style:style style:name="P2" style:family="paragraph" style:parent-style-name="Standard">
      <style:text-properties fo:color="#000000" style:font-name="Microsoft YaHei" fo:font-size="10.5pt" fo:font-weight="bold" style:font-name-asian="Microsoft YaHei" style:font-size-asian="10.5pt" style:font-weight-asian="bold" style:font-size-complex="10.5pt" style:font-weight-complex="bold"/>
    </style:style>
    <style:style style:name="P3" style:family="paragraph" style:parent-style-name="Standard">
      <style:paragraph-properties>
        <style:tab-stops>
          <style:tab-stop style:position="0.0882in"/>
        </style:tab-stops>
      </style:paragraph-properties>
      <style:text-properties fo:color="#000000" style:font-name="Microsoft YaHei" fo:font-size="10.5pt" fo:font-weight="bold" style:font-name-asian="Microsoft YaHei" style:font-size-asian="9.14999961853027pt" style:font-weight-asian="bold" style:font-size-complex="10.5pt" style:font-weight-complex="bold"/>
    </style:style>
    <style:style style:name="P4" style:family="paragraph" style:parent-style-name="Standard">
      <style:paragraph-properties>
        <style:tab-stops>
          <style:tab-stop style:position="0.0882in"/>
        </style:tab-stops>
      </style:paragraph-properties>
      <style:text-properties fo:color="#000000" style:font-name="Microsoft YaHei" fo:font-size="10.5pt" fo:font-weight="normal" style:font-name-asian="Microsoft YaHei" style:font-size-asian="9.14999961853027pt" style:font-weight-asian="normal" style:font-size-complex="10.5pt" style:font-weight-complex="normal"/>
    </style:style>
    <style:style style:name="P5" style:family="paragraph" style:parent-style-name="Standard">
      <style:paragraph-properties>
        <style:tab-stops>
          <style:tab-stop style:position="0.0882in"/>
        </style:tab-stops>
      </style:paragraph-properties>
      <style:text-properties fo:color="#000000" style:font-name="Microsoft YaHei" fo:font-size="13pt" fo:font-weight="bold" style:font-name-asian="Microsoft YaHei" style:font-size-asian="11.3500003814697pt" style:font-weight-asian="bold" style:font-size-complex="13pt" style:font-weight-complex="bold"/>
    </style:style>
    <style:style style:name="P6" style:family="paragraph" style:parent-style-name="Standard">
      <style:paragraph-properties>
        <style:tab-stops>
          <style:tab-stop style:position="0.0882in"/>
        </style:tab-stops>
      </style:paragraph-properties>
    </style:style>
    <style:style style:name="P7" style:family="paragraph" style:parent-style-name="Standard" style:list-style-name="L1">
      <style:text-properties fo:color="#000000" style:font-name="Microsoft YaHei" fo:font-size="13pt" fo:font-weight="bold" style:font-name-asian="Microsoft YaHei" style:font-size-asian="11.3500003814697pt" style:font-weight-asian="bold" style:font-size-complex="13pt" style:font-weight-complex="bold"/>
    </style:style>
    <style:style style:name="P8" style:family="paragraph" style:parent-style-name="Standard" style:list-style-name="L6">
      <style:text-properties fo:color="#000000" style:font-name="Microsoft YaHei" fo:font-size="13pt" fo:font-weight="bold" style:font-name-asian="Microsoft YaHei" style:font-size-asian="11.3500003814697pt" style:font-weight-asian="bold" style:font-size-complex="13pt" style:font-weight-complex="bold"/>
    </style:style>
    <style:style style:name="P9" style:family="paragraph" style:parent-style-name="Standard" style:list-style-name="L7">
      <style:text-properties fo:color="#000000" style:font-name="Microsoft YaHei" fo:font-size="13pt" fo:font-weight="bold" style:font-name-asian="Microsoft YaHei" style:font-size-asian="11.3500003814697pt" style:font-weight-asian="bold" style:font-size-complex="13pt" style:font-weight-complex="bold"/>
    </style:style>
    <style:style style:name="P10" style:family="paragraph" style:parent-style-name="Standard">
      <style:paragraph-properties>
        <style:tab-stops>
          <style:tab-stop style:position="0.0882in"/>
        </style:tab-stops>
      </style:paragraph-properties>
      <style:text-properties fo:color="#000000" style:font-name="Microsoft YaHei" fo:font-size="13pt" fo:font-weight="bold" style:font-name-asian="Microsoft YaHei" style:font-size-asian="11.3500003814697pt" style:font-weight-asian="bold" style:font-size-complex="13pt" style:font-weight-complex="bold"/>
    </style:style>
    <style:style style:name="P11" style:family="paragraph" style:parent-style-name="Standard" style:list-style-name="L1">
      <style:paragraph-properties>
        <style:tab-stops>
          <style:tab-stop style:position="0.0882in"/>
        </style:tab-stops>
      </style:paragraph-properties>
      <style:text-properties fo:color="#000000" style:font-name="Microsoft YaHei" fo:font-size="13pt" fo:font-weight="bold" style:font-name-asian="Microsoft YaHei" style:font-size-asian="11.3500003814697pt" style:font-weight-asian="bold" style:font-size-complex="13pt" style:font-weight-complex="bold"/>
    </style:style>
    <style:style style:name="P12" style:family="paragraph" style:parent-style-name="Standard" style:list-style-name="L1">
      <style:text-properties fo:color="#000000" style:font-name="Microsoft YaHei" fo:font-size="10.5pt" fo:font-weight="normal" style:font-name-asian="Microsoft YaHei" style:font-size-asian="10.5pt" style:font-weight-asian="normal" style:font-size-complex="10.5pt" style:font-weight-complex="normal"/>
    </style:style>
    <style:style style:name="P13" style:family="paragraph" style:parent-style-name="Standard" style:list-style-name="L2">
      <style:text-properties fo:color="#000000" style:font-name="Microsoft YaHei" fo:font-size="10.5pt" fo:font-weight="normal" style:font-name-asian="Microsoft YaHei" style:font-size-asian="10.5pt" style:font-weight-asian="normal" style:font-size-complex="10.5pt" style:font-weight-complex="normal"/>
    </style:style>
    <style:style style:name="P14" style:family="paragraph" style:parent-style-name="Standard" style:list-style-name="L3">
      <style:text-properties fo:color="#000000" style:font-name="Microsoft YaHei" fo:font-size="10.5pt" fo:font-weight="normal" style:font-name-asian="Microsoft YaHei" style:font-size-asian="10.5pt" style:font-weight-asian="normal" style:font-size-complex="10.5pt" style:font-weight-complex="normal"/>
    </style:style>
    <style:style style:name="P15" style:family="paragraph" style:parent-style-name="Standard" style:list-style-name="L4">
      <style:text-properties fo:color="#000000" style:font-name="Microsoft YaHei" fo:font-size="10.5pt" fo:font-weight="normal" style:font-name-asian="Microsoft YaHei" style:font-size-asian="10.5pt" style:font-weight-asian="normal" style:font-size-complex="10.5pt" style:font-weight-complex="normal"/>
    </style:style>
    <style:style style:name="P16" style:family="paragraph" style:parent-style-name="Standard" style:list-style-name="L12">
      <style:paragraph-properties>
        <style:tab-stops>
          <style:tab-stop style:position="0.0882in"/>
        </style:tab-stops>
      </style:paragraph-properties>
      <style:text-properties fo:color="#000000" style:font-name="Microsoft YaHei" fo:font-size="10.5pt" fo:font-weight="normal" style:font-name-asian="Microsoft YaHei" style:font-size-asian="10.5pt" style:font-weight-asian="normal" style:font-size-complex="10.5pt" style:font-weight-complex="normal"/>
    </style:style>
    <style:style style:name="P17" style:family="paragraph" style:parent-style-name="Standard" style:list-style-name="L8">
      <style:paragraph-properties>
        <style:tab-stops>
          <style:tab-stop style:position="0.0882in"/>
        </style:tab-stops>
      </style:paragraph-properties>
      <style:text-properties fo:color="#000000" style:font-name="Microsoft YaHei" fo:font-size="10.5pt" fo:font-weight="normal" style:font-name-asian="Microsoft YaHei" style:font-size-asian="9.14999961853027pt" style:font-weight-asian="normal" style:font-size-complex="10.5pt" style:font-weight-complex="normal"/>
    </style:style>
    <style:style style:name="P18" style:family="paragraph" style:parent-style-name="Standard" style:list-style-name="L9">
      <style:paragraph-properties>
        <style:tab-stops>
          <style:tab-stop style:position="0.0882in"/>
        </style:tab-stops>
      </style:paragraph-properties>
      <style:text-properties fo:color="#000000" style:font-name="Microsoft YaHei" fo:font-size="10.5pt" fo:font-weight="normal" style:font-name-asian="Microsoft YaHei" style:font-size-asian="9.14999961853027pt" style:font-weight-asian="normal" style:font-size-complex="10.5pt" style:font-weight-complex="normal"/>
    </style:style>
    <style:style style:name="P19" style:family="paragraph" style:parent-style-name="Standard" style:list-style-name="L10">
      <style:paragraph-properties>
        <style:tab-stops>
          <style:tab-stop style:position="0.0882in"/>
        </style:tab-stops>
      </style:paragraph-properties>
      <style:text-properties fo:color="#000000" style:font-name="Microsoft YaHei" fo:font-size="10.5pt" fo:font-weight="normal" style:font-name-asian="Microsoft YaHei" style:font-size-asian="9.14999961853027pt" style:font-weight-asian="normal" style:font-size-complex="10.5pt" style:font-weight-complex="normal"/>
    </style:style>
    <style:style style:name="P20" style:family="paragraph" style:parent-style-name="Standard" style:list-style-name="L4">
      <style:text-properties fo:color="#000000" style:font-name="Microsoft YaHei" fo:font-size="10.5pt" fo:font-weight="bold" style:font-name-asian="Microsoft YaHei" style:font-size-asian="10.5pt" style:font-weight-asian="bold" style:font-size-complex="10.5pt" style:font-weight-complex="bold"/>
    </style:style>
    <style:style style:name="P21" style:family="paragraph" style:parent-style-name="Standard" style:list-style-name="L5">
      <style:text-properties fo:color="#000000" style:font-name="Microsoft YaHei" fo:font-size="10.5pt" fo:font-weight="bold" style:font-name-asian="Microsoft YaHei" style:font-size-asian="10.5pt" style:font-weight-asian="bold" style:font-size-complex="10.5pt" style:font-weight-complex="bold"/>
    </style:style>
    <style:style style:name="P22" style:family="paragraph" style:parent-style-name="Standard" style:list-style-name="L10">
      <style:paragraph-properties>
        <style:tab-stops>
          <style:tab-stop style:position="0.0882in"/>
        </style:tab-stops>
      </style:paragraph-properties>
      <style:text-properties fo:color="#000000" style:font-name="Microsoft YaHei" fo:font-size="10.5pt" fo:font-weight="bold" style:font-name-asian="Microsoft YaHei" style:font-size-asian="10.5pt" style:font-weight-asian="bold" style:font-size-complex="10.5pt" style:font-weight-complex="bold"/>
    </style:style>
    <style:style style:name="P23" style:family="paragraph" style:parent-style-name="Standard" style:list-style-name="L12">
      <style:paragraph-properties>
        <style:tab-stops>
          <style:tab-stop style:position="0.0882in"/>
        </style:tab-stops>
      </style:paragraph-properties>
      <style:text-properties fo:color="#000000" style:font-name="Microsoft YaHei" fo:font-size="10.5pt" fo:font-weight="bold" style:font-name-asian="Microsoft YaHei" style:font-size-asian="10.5pt" style:font-weight-asian="bold" style:font-size-complex="10.5pt" style:font-weight-complex="bold"/>
    </style:style>
    <style:style style:name="P24" style:family="paragraph" style:parent-style-name="Standard" style:list-style-name="L10">
      <style:paragraph-properties>
        <style:tab-stops>
          <style:tab-stop style:position="0.0882in"/>
        </style:tab-stops>
      </style:paragraph-properties>
      <style:text-properties fo:color="#000000" style:font-name="Microsoft YaHei" fo:font-size="10.5pt" fo:font-weight="bold" style:font-name-asian="Microsoft YaHei" style:font-size-asian="9.14999961853027pt" style:font-weight-asian="bold" style:font-size-complex="10.5pt" style:font-weight-complex="bold"/>
    </style:style>
    <style:style style:name="P25" style:family="paragraph" style:parent-style-name="Standard" style:list-style-name="L1">
      <style:paragraph-properties>
        <style:tab-stops>
          <style:tab-stop style:position="0.0882in"/>
        </style:tab-stops>
      </style:paragraph-properties>
      <style:text-properties fo:color="#000000" style:font-name="Microsoft YaHei" fo:font-size="11pt" fo:font-weight="bold" style:font-name-asian="Microsoft YaHei" style:font-size-asian="11pt" style:font-weight-asian="bold" style:font-size-complex="11pt" style:font-weight-complex="bold"/>
    </style:style>
    <style:style style:name="P26" style:family="paragraph" style:parent-style-name="Standard" style:list-style-name="L10">
      <style:paragraph-properties>
        <style:tab-stops>
          <style:tab-stop style:position="0.0882in"/>
        </style:tab-stops>
      </style:paragraph-properties>
      <style:text-properties fo:color="#000000" style:font-name="Microsoft YaHei" fo:font-size="11pt" fo:font-weight="bold" style:font-name-asian="Microsoft YaHei" style:font-size-asian="11pt" style:font-weight-asian="bold" style:font-size-complex="11pt" style:font-weight-complex="bold"/>
    </style:style>
    <style:style style:name="P27" style:family="paragraph" style:parent-style-name="Standard" style:list-style-name="L1">
      <style:paragraph-properties>
        <style:tab-stops>
          <style:tab-stop style:position="0.0882in"/>
        </style:tab-stops>
      </style:paragraph-properties>
      <style:text-properties fo:color="#000000" fo:font-size="9pt" fo:font-weight="bold" style:font-size-asian="9pt" style:font-weight-asian="bold" style:font-size-complex="9pt" style:font-weight-complex="bold"/>
    </style:style>
    <style:style style:name="P28" style:family="paragraph" style:parent-style-name="Standard" style:list-style-name="L1">
      <style:paragraph-properties>
        <style:tab-stops>
          <style:tab-stop style:position="0.0882in"/>
        </style:tab-stops>
      </style:paragraph-properties>
      <style:text-properties fo:color="#000000" fo:font-size="9pt" style:font-size-asian="9pt" style:font-size-complex="9pt"/>
    </style:style>
    <style:style style:name="P29" style:family="paragraph" style:parent-style-name="Standard" style:list-style-name="L12">
      <style:paragraph-properties>
        <style:tab-stops>
          <style:tab-stop style:position="0.0882in"/>
        </style:tab-stops>
      </style:paragraph-properties>
    </style:style>
    <style:style style:name="P30" style:family="paragraph" style:parent-style-name="Standard" style:list-style-name="L7">
      <style:paragraph-properties fo:margin-left="0.9846in" fo:margin-right="0in" fo:text-indent="-0.25in" style:auto-text-indent="false"/>
      <style:text-properties fo:color="#000000" style:font-name="Microsoft YaHei" fo:font-size="10.5pt" fo:font-weight="bold" style:font-name-asian="Microsoft YaHei" style:font-size-asian="10.5pt" style:font-weight-asian="bold" style:font-size-complex="10.5pt" style:font-weight-complex="bold"/>
    </style:style>
    <style:style style:name="P31" style:family="paragraph" style:parent-style-name="Standard" style:list-style-name="L11">
      <style:paragraph-properties fo:margin-left="0.9846in" fo:margin-right="0in" fo:text-indent="-0.25in" style:auto-text-indent="false">
        <style:tab-stops>
          <style:tab-stop style:position="0.0882in"/>
        </style:tab-stops>
      </style:paragraph-properties>
      <style:text-properties fo:color="#000000" style:font-name="Microsoft YaHei" fo:font-size="10.5pt" fo:font-weight="bold" style:font-name-asian="Microsoft YaHei" style:font-size-asian="9.14999961853027pt" style:font-weight-asian="bold" style:font-size-complex="10.5pt" style:font-weight-complex="bold"/>
    </style:style>
    <style:style style:name="P32" style:family="paragraph" style:parent-style-name="Standard" style:list-style-name="L10">
      <style:paragraph-properties fo:margin-left="0.9846in" fo:margin-right="0in" fo:text-indent="-0.25in" style:auto-text-indent="false">
        <style:tab-stops>
          <style:tab-stop style:position="0.0882in"/>
        </style:tab-stops>
      </style:paragraph-properties>
      <style:text-properties fo:color="#000000" style:font-name="Microsoft YaHei" fo:font-size="10.5pt" fo:font-weight="bold" style:font-name-asian="Microsoft YaHei" style:font-size-asian="9.14999961853027pt" style:font-weight-asian="bold" style:font-size-complex="10.5pt" style:font-weight-complex="bold"/>
    </style:style>
    <style:style style:name="P33" style:family="paragraph" style:parent-style-name="Standard" style:list-style-name="L11">
      <style:paragraph-properties fo:margin-left="0.9846in" fo:margin-right="0in" fo:text-indent="-0.25in" style:auto-text-indent="false">
        <style:tab-stops>
          <style:tab-stop style:position="0.0882in"/>
        </style:tab-stops>
      </style:paragraph-properties>
      <style:text-properties fo:color="#000000" style:font-name="Microsoft YaHei" fo:font-size="10.5pt" fo:font-weight="normal" style:font-name-asian="Microsoft YaHei" style:font-size-asian="9.14999961853027pt" style:font-weight-asian="normal" style:font-size-complex="10.5pt" style:font-weight-complex="normal"/>
    </style:style>
    <style:style style:name="P34" style:family="paragraph" style:parent-style-name="Standard" style:list-style-name="L7">
      <style:paragraph-properties fo:margin-left="0in" fo:margin-right="0in" fo:text-indent="0in" style:auto-text-indent="false"/>
      <style:text-properties fo:color="#000000" style:font-name="Microsoft YaHei" fo:font-size="13pt" fo:font-weight="bold" style:font-name-asian="Microsoft YaHei" style:font-size-asian="11.3500003814697pt" style:font-weight-asian="bold" style:font-size-complex="13pt" style:font-weight-complex="bold"/>
    </style:style>
    <style:style style:name="P35" style:family="paragraph" style:parent-style-name="Standard" style:list-style-name="L1">
      <style:paragraph-properties fo:margin-left="0.3929in" fo:margin-right="0in" fo:text-indent="0in" style:auto-text-indent="false">
        <style:tab-stops>
          <style:tab-stop style:position="-0.0563in"/>
        </style:tab-stops>
      </style:paragraph-properties>
      <style:text-properties fo:color="#000000" style:font-name="Microsoft YaHei" fo:font-size="10.5pt" fo:font-weight="bold" style:font-name-asian="Microsoft YaHei" style:font-size-asian="9.14999961853027pt" style:font-weight-asian="bold" style:font-size-complex="10.5pt" style:font-weight-complex="bold"/>
    </style:style>
    <style:style style:name="P36" style:family="paragraph">
      <style:paragraph-properties fo:text-align="center"/>
    </style:style>
    <style:style style:name="T1" style:family="text">
      <style:text-properties fo:font-variant="normal" fo:text-transform="none" style:font-name="Microsoft YaHei" fo:letter-spacing="normal" fo:font-style="normal" style:font-name-asian="Microsoft YaHei" style:font-style-asian="normal" style:font-name-complex="Microsoft YaHei"/>
    </style:style>
    <style:style style:name="T2" style:family="text">
      <style:text-properties fo:font-weight="bold" style:font-weight-asian="bold" style:font-weight-complex="bold"/>
    </style:style>
    <style:style style:name="T3" style:family="text">
      <style:text-properties fo:color="#000000" style:font-name="Microsoft YaHei" fo:font-size="10.5pt" fo:font-weight="normal" style:font-name-asian="Microsoft YaHei" style:font-size-asian="10.5pt" style:font-weight-asian="normal" style:font-size-complex="10.5pt" style:font-weight-complex="normal"/>
    </style:style>
    <style:style style:name="T4" style:family="text">
      <style:text-properties fo:color="#000000" style:font-name="Microsoft YaHei" fo:font-size="10.5pt" fo:font-weight="bold" style:font-name-asian="Microsoft YaHei" style:font-size-asian="10.5pt" style:font-weight-asian="bold" style:font-size-complex="10.5pt" style:font-weight-complex="bold"/>
    </style:style>
    <style:style style:name="T5" style:family="text">
      <style:text-properties fo:color="#000000" style:font-name="Microsoft YaHei" fo:font-size="10.5pt" fo:font-weight="bold" style:font-name-asian="Microsoft YaHei" style:font-size-asian="9.14999961853027pt" style:font-weight-asian="bold" style:font-size-complex="10.5pt" style:font-weight-complex="bold"/>
    </style:style>
    <style:style style:name="T6" style:family="text">
      <style:text-properties fo:font-size="10.5pt" style:font-size-asian="9.14999961853027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 draw:marker-start-width="0.0402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marker-end-width="0.0402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date style:data-style-name="N37" text:date-value="2012-09-05T11:59:37" text:fixed="true">09/05/12</text:date><text:tab/><text:tab/><text:tab/><text:span text:style-name="T1"> Edited by: xuzhezhao<text:tab/><text:tab/><text:tab/>Last edited: </text:span></text:p>
      <text:p text:style-name="P1">计算机网络 (谢希仁 第五版)</text:p>
      <text:p text:style-name="P1">学习笔记</text:p>
      <text:p text:style-name="P1"/>
      <text:list xml:id="list19710259611" text:style-name="L1">
        <text:list-item>
          <text:p text:style-name="P7">ISP ( Internet Service Provider )</text:p>
          <text:p text:style-name="P12">因特网服务提供者.</text:p>
        </text:list-item>
      </text:list>
      <text:list xml:id="list647411665" text:style-name="L2">
        <text:list-item>
          <text:p text:style-name="P13"><draw:custom-shape text:anchor-type="paragraph" draw:z-index="2" draw:style-name="gr1" svg:width="0.4807in" svg:height="0.0398in" svg:x="3.65in" svg:y="0.1327in"><text:p/><draw:enhanced-geometry svg:viewBox="0 0 21600 21600" draw:mirror-horizontal="false" draw:mirror-vertical="false"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1" draw:style-name="gr1" svg:width="0.4807in" svg:height="0.0398in" svg:x="2.5201in" svg:y="0.1327in"><text:p/><draw:enhanced-geometry svg:viewBox="0 0 21600 21600" draw:mirror-horizontal="false" draw:mirror-vertical="false"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0" draw:style-name="gr1" svg:width="0.4807in" svg:height="0.0398in" svg:x="1.2783in" svg:y="0.1327in"><text:p/><draw:enhanced-geometry svg:viewBox="0 0 21600 21600" draw:mirror-horizontal="false" draw:mirror-vertical="false"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第一层ISP <text:s text:c="2"/><text:tab/> <text:s text:c="6"/>第二层ISP <text:tab/> <text:s/>本地ISP<text:tab/> <text:s text:c="5"/>校园网 企业网 用户</text:p>
        </text:list-item>
      </text:list>
      <text:list xml:id="list839441587" text:continue-list="list19710259611" text:style-name="L1">
        <text:list-header>
          <text:p text:style-name="P7"/>
        </text:list-header>
        <text:list-item>
          <text:p text:style-name="P7">NAP ( Network Access Point )</text:p>
          <text:p text:style-name="P12">网络接入点.</text:p>
        </text:list-item>
      </text:list>
      <text:list xml:id="list302451027" text:style-name="L3">
        <text:list-item>
          <text:p text:style-name="P14">用来交换因特网上流量, 在NAP中安装有性能很好的交换设施.</text:p>
        </text:list-item>
        <text:list-item>
          <text:p text:style-name="P14">NAP可以算是最高等级的接入点. 它主要向各ISP提供交换设施, 使它们能够互相通信.</text:p>
        </text:list-item>
        <text:list-item>
          <text:p text:style-name="P14">NAP又称为对等点 ( peering point ).</text:p>
        </text:list-item>
      </text:list>
      <text:list xml:id="list229470393" text:continue-list="list839441587" text:style-name="L1">
        <text:list-header>
          <text:p text:style-name="P7"/>
        </text:list-header>
        <text:list-item>
          <text:p text:style-name="P7">因特网组成</text:p>
        </text:list-item>
      </text:list>
      <text:list xml:id="list1329954696" text:style-name="L4">
        <text:list-item>
          <text:p text:style-name="P20">边缘部分</text:p>
          <text:p text:style-name="P15">由用户直接使用, 用来进行通信和资源共享.</text:p>
        </text:list-item>
        <text:list-item>
          <text:p text:style-name="P20">核心部分</text:p>
          <text:p text:style-name="P15">由大量网络和连接这些网络的路由器组成.</text:p>
        </text:list-item>
      </text:list>
      <text:list xml:id="list1873682329" text:continue-list="list229470393" text:style-name="L1">
        <text:list-header>
          <text:p text:style-name="P7"/>
        </text:list-header>
        <text:list-item>
          <text:p text:style-name="P7">通信方式</text:p>
        </text:list-item>
      </text:list>
      <text:list xml:id="list436983449" text:style-name="L5">
        <text:list-item>
          <text:p text:style-name="P21">C/S</text:p>
        </text:list-item>
      </text:list>
      <text:list xml:id="list1468274034" text:continue-list="list1329954696" text:style-name="L4">
        <text:list-header>
          <text:p text:style-name="P15">客户服务器</text:p>
        </text:list-header>
      </text:list>
      <text:list xml:id="list890387017" text:continue-list="list436983449" text:style-name="L5">
        <text:list-item>
          <text:p text:style-name="P21">P2P ( peer to peer )</text:p>
        </text:list-item>
      </text:list>
      <text:list xml:id="list538792642" text:continue-list="list1468274034" text:style-name="L4">
        <text:list-header>
          <text:p text:style-name="P15">对等方式</text:p>
        </text:list-header>
      </text:list>
      <text:list xml:id="list1763030351" text:continue-list="list1873682329" text:style-name="L1">
        <text:list-header>
          <text:p text:style-name="P7"/>
        </text:list-header>
        <text:list-item>
          <text:p text:style-name="P7">电路交换</text:p>
        </text:list-item>
      </text:list>
      <text:list xml:id="list1098932133" text:continue-list="list538792642" text:style-name="L4">
        <text:list-header>
          <text:p text:style-name="P15">在通话的全部时间内, 通话的两个用户始终占用端到端的通信资源.</text:p>
          <text:p text:style-name="P15"/>
        </text:list-header>
      </text:list>
      <text:list xml:id="list1286583027" text:continue-list="list1763030351" text:style-name="L1">
        <text:list-item>
          <text:p text:style-name="P7">分组交换</text:p>
        </text:list-item>
      </text:list>
      <text:list xml:id="list402423604" text:continue-list="list1098932133" text:style-name="L4">
        <text:list-header>
          <text:p text:style-name="P15">分组交换采用<text:span text:style-name="T2">存储转发</text:span>技术.</text:p>
          <text:p text:style-name="P15"><text:soft-page-break/><text:s text:c="7"/>把要发送的数据称为一个<text:span text:style-name="T2">报文( message )</text:span>. 在发送报文之前, 把报文划分成一个个更小的等长的数据段. 在每个数据段前面加上一些必要的控制信息组成<text:span text:style-name="T2">首部( header )</text:span>, 就构成的一个<text:span text:style-name="T2">分组. </text:span>分组又称为<text:span text:style-name="T2">包, </text:span>分组的首部可称为<text:span text:style-name="T2">包头. 分组是数据在因特网中传送的数据单元, 每一个分组可以在因特网中独立的选择传输路径.</text:span></text:p>
        </text:list-header>
      </text:list>
      <text:list xml:id="list913682056" text:continue-list="list1286583027" text:style-name="L1">
        <text:list-header>
          <text:p text:style-name="P7"/>
        </text:list-header>
      </text:list>
      <text:list xml:id="list1515467462" text:style-name="L6">
        <text:list-item>
          <text:p text:style-name="P8">优点: </text:p>
        </text:list-item>
      </text:list>
      <text:list xml:id="list1844486312" text:style-name="L7">
        <text:list-item>
          <text:p text:style-name="P30">高效</text:p>
        </text:list-item>
        <text:list-item>
          <text:p text:style-name="P30">灵活</text:p>
        </text:list-item>
        <text:list-item>
          <text:p text:style-name="P30">迅速</text:p>
        </text:list-item>
        <text:list-item>
          <text:p text:style-name="P30">可靠</text:p>
        </text:list-item>
        <text:list-item>
          <text:p text:style-name="P9">缺点:</text:p>
        </text:list-item>
        <text:list-item>
          <text:p text:style-name="P30">时延</text:p>
          <text:p text:style-name="P34"/>
        </text:list-item>
      </text:list>
      <text:list xml:id="list1214952655" text:continue-list="list913682056" text:style-name="L1">
        <text:list-item>
          <text:p text:style-name="P11">计算机网络类别</text:p>
          <text:p text:style-name="P25">按地域范围分: </text:p>
        </text:list-item>
      </text:list>
      <text:list xml:id="list918504409" text:style-name="L8">
        <text:list-item>
          <text:p text:style-name="P17">WAN ( wide area network)</text:p>
        </text:list-item>
        <text:list-item>
          <text:p text:style-name="P17">MAN ( metropolitan area netword )</text:p>
        </text:list-item>
        <text:list-item>
          <text:p text:style-name="P17">LAN ( local area netword )</text:p>
        </text:list-item>
        <text:list-item>
          <text:p text:style-name="P17">PAN ( personal area network )</text:p>
        </text:list-item>
      </text:list>
      <text:list xml:id="list1403628522" text:continue-list="list1214952655" text:style-name="L1">
        <text:list-header>
          <text:p text:style-name="P25">按不同使用者</text:p>
        </text:list-header>
      </text:list>
      <text:list xml:id="list1578287310" text:style-name="L9">
        <text:list-item>
          <text:p text:style-name="P18">公用网 ( public network )</text:p>
        </text:list-item>
        <text:list-item>
          <text:p text:style-name="P18">专用网 ( private network )</text:p>
        </text:list-item>
      </text:list>
      <text:p text:style-name="P4"/>
      <text:list xml:id="list236991236" text:continue-list="list1403628522" text:style-name="L1">
        <text:list-header>
          <text:p text:style-name="P25">接入网 AN ( Access Network )</text:p>
        </text:list-header>
      </text:list>
      <text:list xml:id="list1055226807" text:continue-list="list1578287310" text:style-name="L9">
        <text:list-header>
          <text:p text:style-name="P18"/>
        </text:list-header>
      </text:list>
      <text:list xml:id="list483492545" text:continue-list="list236991236" text:style-name="L1">
        <text:list-item>
          <text:p text:style-name="P11">计算机网络性能指标</text:p>
        </text:list-item>
      </text:list>
      <text:list xml:id="list550884704" text:style-name="L10">
        <text:list-item>
          <text:p text:style-name="P22">速率</text:p>
          <text:p text:style-name="P19">每秒传送的比特数. 单位bps ( bit per second ).</text:p>
        </text:list-item>
        <text:list-item>
          <text:p text:style-name="P22">带宽 ( bandwidth )</text:p>
          <text:p text:style-name="P19">网络通信线路所能传送数据的能力, 表示在单位时间内从网络某一点到另一点所能通过的<text:span text:style-name="T2">最高数据率.</text:span></text:p>
        </text:list-item>
        <text:list-item>
          <text:p text:style-name="P22">吞吐量 ( throughput )</text:p>
          <text:p text:style-name="P19">单位时间内通过某个网络的数据量.</text:p>
        </text:list-item>
        <text:list-item>
          <text:p text:style-name="P22">时延 ( delay or latency )</text:p>
        </text:list-item>
      </text:list>
      <text:list xml:id="list1832019519" text:style-name="L11">
        <text:list-item>
          <text:p text:style-name="P31">发送时延</text:p>
          <text:p text:style-name="P33">数据帧长度(b) / 信道带宽(b/s)</text:p>
        </text:list-item>
        <text:list-item>
          <text:p text:style-name="P31">传播时延</text:p>
        </text:list-item>
        <text:list-item>
          <text:p text:style-name="P31"><text:soft-page-break/>处理时延</text:p>
        </text:list-item>
      </text:list>
      <text:list xml:id="list566972749" text:continue-list="list550884704" text:style-name="L10">
        <text:list-item>
          <text:p text:style-name="P32"><draw:caption text:anchor-type="paragraph" draw:z-index="8" draw:style-name="gr4" svg:width="0.7717in" svg:height="0.826in" svg:x="-0.4193in" svg:y="0.1909in" draw:caption-point-x="-0.1587in" draw:caption-point-y="0.3528in"><text:p/><text:p/><text:p/><text:p>带宽</text:p></draw:caption>排队时延</text:p>
          <text:p text:style-name="P24"/>
        </text:list-item>
        <text:list-item>
          <text:p text:style-name="P26">时延带宽积</text:p>
          <text:p text:style-name="P19">= 传播时延 * 带宽</text:p>
        </text:list-item>
      </text:list>
      <text:p text:style-name="P4"><draw:custom-shape text:anchor-type="paragraph" draw:z-index="3" draw:style-name="gr1" svg:width="0.1524in" svg:height="0.3933in" svg:x="0.2693in" svg:y="0.1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 draw:style-name="gr2" draw:text-style-name="P36" svg:x1="0.3492in" svg:y1="0.1874in" svg:x2="2.1126in" svg:y2="0.1957in"><text:p/></draw:line><draw:custom-shape text:anchor-type="paragraph" draw:z-index="4" draw:style-name="gr1" svg:width="0.1524in" svg:height="0.3933in" svg:x="2.0402in" svg:y="0.195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7" draw:style-name="gr3" draw:text-style-name="P36" svg:x1="-0.348in" svg:y1="0.0882in" svg:x2="0.2693in" svg:y2="0.3528in"><text:p/></draw:line></text:p>
      <text:p text:style-name="P4"><text:s text:c="14"/><text:tab/>链路</text:p>
      <text:p text:style-name="P4"><draw:line text:anchor-type="paragraph" draw:z-index="6" draw:style-name="gr2" draw:text-style-name="P36" svg:x1="0.3181in" svg:y1="0.0728in" svg:x2="2.0807in" svg:y2="0.0803in"><text:p/></draw:line><draw:line text:anchor-type="paragraph" draw:z-index="9" draw:style-name="gr5" draw:text-style-name="P36" svg:x1="0.4453in" svg:y1="0.1736in" svg:x2="0.9114in" svg:y2="0.1654in"><text:p/></draw:line><draw:line text:anchor-type="paragraph" draw:z-index="10" draw:style-name="gr6" draw:text-style-name="P36" svg:x1="1.5681in" svg:y1="0.1654in" svg:x2="2.0327in" svg:y2="0.1654in"><text:p/></draw:line><text:tab/><text:tab/><text:tab/>传播时延</text:p>
      <text:list xml:id="list2000994314" text:continue-numbering="true" text:style-name="L10">
        <text:list-header>
          <text:p text:style-name="P19">表示链路可容纳多少个比特</text:p>
          <text:p text:style-name="P19"/>
        </text:list-header>
        <text:list-item>
          <text:p text:style-name="P22">往返时间 RTT ( Round-Trip Time )</text:p>
          <text:p text:style-name="P19">从发送方发送数据到收到接收方的确认, 总共花费的时间.</text:p>
        </text:list-item>
        <text:list-item>
          <text:p text:style-name="P22">利用率</text:p>
          <text:p text:style-name="P19">信道或网络利用率过高会产生非常大的时延.</text:p>
        </text:list-item>
      </text:list>
      <text:list xml:id="list117193248" text:continue-list="list483492545" text:style-name="L1">
        <text:list-header>
          <text:p text:style-name="P11"/>
        </text:list-header>
        <text:list-item>
          <text:p text:style-name="P11">OSI七层协议</text:p>
          <text:p text:style-name="P11"/>
        </text:list-item>
      </text:list>
      <text:p text:style-name="P5"><draw:custom-shape text:anchor-type="paragraph" draw:z-index="17" draw:style-name="gr7" svg:width="1.026in" svg:height="1.8024in" svg:x="0.4374in" svg:y="0.0661in"><text:p/><draw:enhanced-geometry svg:viewBox="0 0 21600 21600" draw:mirror-horizontal="false" draw:mirror-vertical="false" draw:type="rectangle" draw:enhanced-path="M 0 0 L 21600 0 21600 21600 0 21600 0 0 Z N"/></draw:custom-shape><text:tab/><text:tab/><text:span text:style-name="T6">7 应用层</text:span></text:p>
      <text:p text:style-name="P6"><draw:line text:anchor-type="paragraph" draw:z-index="12" draw:style-name="gr2" draw:text-style-name="P36" svg:x1="0.4374in" svg:y1="0.2764in" svg:x2="1.463in" svg:y2="0.2764in"><text:p/></draw:line><draw:line text:anchor-type="paragraph" draw:z-index="11" draw:style-name="gr2" draw:text-style-name="P36" svg:x1="0.4374in" svg:y1="0.0201in" svg:x2="1.463in" svg:y2="0.0201in"><text:p/></draw:line><text:tab/><text:tab/><text:span text:style-name="T5">6 表示层</text:span></text:p>
      <text:p text:style-name="P6"><text:tab/><text:tab/><text:span text:style-name="T5">5 会话层</text:span></text:p>
      <text:p text:style-name="P3"><draw:line text:anchor-type="paragraph" draw:z-index="13" draw:style-name="gr2" draw:text-style-name="P36" svg:x1="0.4374in" svg:y1="0.0134in" svg:x2="1.463in" svg:y2="0.0134in"><text:p/></draw:line><text:tab/><text:tab/>4 运输层</text:p>
      <text:p text:style-name="P3"><draw:line text:anchor-type="paragraph" draw:z-index="14" draw:style-name="gr2" draw:text-style-name="P36" svg:x1="0.4374in" svg:y1="0.0244in" svg:x2="1.463in" svg:y2="0.0244in"><text:p/></draw:line><text:tab/><text:tab/>3网络层</text:p>
      <text:p text:style-name="P3"><draw:line text:anchor-type="paragraph" draw:z-index="15" draw:style-name="gr2" draw:text-style-name="P36" svg:x1="0.4374in" svg:y1="0.028in" svg:x2="1.463in" svg:y2="0.028in"><text:p/></draw:line><text:tab/><text:tab/>2 数据链路层</text:p>
      <text:list xml:id="list602182698" text:continue-numbering="true" text:style-name="L1">
        <text:list-item>
          <text:list>
            <text:list-header>
              <text:p text:style-name="P35"><draw:line text:anchor-type="paragraph" draw:z-index="16" draw:style-name="gr2" draw:text-style-name="P36" svg:x1="0.4374in" svg:y1="0.0543in" svg:x2="1.463in" svg:y2="0.0543in"><text:p/></draw:line> <text:s/>1物理层</text:p>
            </text:list-header>
          </text:list>
          <text:p text:style-name="P11"/>
        </text:list-item>
        <text:list-item>
          <text:p text:style-name="P11">TCP/IP 四层协议</text:p>
          <text:p text:style-name="P11"><draw:custom-shape text:anchor-type="paragraph" draw:z-index="18" draw:style-name="gr8" svg:width="1.0657in" svg:height="2.1878in" svg:x="0.4055in" svg:y="0.2783in"><text:p/><draw:enhanced-geometry svg:viewBox="0 0 21600 21600" draw:type="rectangle" draw:enhanced-path="M 0 0 L 21600 0 21600 21600 0 21600 0 0 Z N"/></draw:custom-shape></text:p>
          <text:p text:style-name="P27">应用层</text:p>
          <text:p text:style-name="P28">(各种应用层协议</text:p>
          <text:p text:style-name="P28">如TELNET</text:p>
          <text:p text:style-name="P28">, FTP)</text:p>
          <text:p text:style-name="P27"><draw:line text:anchor-type="paragraph" draw:z-index="19" draw:style-name="gr9" draw:text-style-name="P36" svg:x1="0.4055in" svg:y1="0.0465in" svg:x2="1.4709in" svg:y2="0.0465in"><text:p/></draw:line></text:p>
          <text:p text:style-name="P27">运输层</text:p>
          <text:p text:style-name="P28">(TCP 或UDP)</text:p>
          <text:p text:style-name="P28"><draw:line text:anchor-type="paragraph" draw:z-index="20" draw:style-name="gr9" draw:text-style-name="P36" svg:x1="0.4055in" svg:y1="0.098in" svg:x2="1.4709in" svg:y2="0.098in"><text:p/></draw:line></text:p>
          <text:p text:style-name="P27">网际层 IP</text:p>
          <text:p text:style-name="P28"><draw:line text:anchor-type="paragraph" draw:z-index="21" draw:style-name="gr9" draw:text-style-name="P36" svg:x1="0.4055in" svg:y1="0.1319in" svg:x2="1.4709in" svg:y2="0.1319in"><text:p/></draw:line></text:p>
          <text:p text:style-name="P27">网络接口层</text:p>
        </text:list-item>
      </text:list>
      <text:p text:style-name="P5"><text:soft-page-break/></text:p>
      <text:list xml:id="list1925632609" text:continue-numbering="true" text:style-name="L1">
        <text:list-item>
          <text:p text:style-name="P11">应用层</text:p>
        </text:list-item>
      </text:list>
      <text:list xml:id="list40697634" text:style-name="L12">
        <text:list-header>
          <text:p text:style-name="P29"><text:span text:style-name="T3"><text:s text:c="6"/>应用层是体系结构中的最高层。应用层直接为用户的应用进程提供服务。这里的进程就是指正在运行的程序。在因特网中的应用层协议很多,如支持万维网应用的HTTP协议,支持电子邮件的SMTP协议,支持文件传送的FTP协议等等</text:span></text:p>
        </text:list-header>
      </text:list>
      <text:list xml:id="list1224589062" text:continue-list="list1925632609" text:style-name="L1">
        <text:list-header>
          <text:p text:style-name="P11"/>
        </text:list-header>
        <text:list-item>
          <text:p text:style-name="P11">运输层</text:p>
        </text:list-item>
      </text:list>
      <text:list xml:id="list1165252338" text:continue-list="list40697634" text:style-name="L12">
        <text:list-header>
          <text:p text:style-name="P16"><text:s text:c="7"/>运输层的任务就是负责向两个主机中进程之间的通信提供服务。由于一个主机可同时运行多个进程,因此运输层有复用和分用的功能。复用就是多个应用层进程可同时使用下面运输层的服务,分用则是运输层把收到的信息分别交付给上面应用层中的相应的进程。</text:p>
          <text:p text:style-name="P16">运输层主要使用以下两种协议:</text:p>
        </text:list-header>
      </text:list>
      <text:list xml:id="list49129228" text:continue-list="list1224589062" text:style-name="L1">
        <text:list-header>
          <text:p text:style-name="P25">TCP/UDP</text:p>
        </text:list-header>
      </text:list>
      <text:list xml:id="list2111601805" text:continue-list="list1165252338" text:style-name="L12">
        <text:list-item>
          <text:p text:style-name="P23">TCP ( transmission control protocol)</text:p>
          <text:p text:style-name="P16">数据传输单位是报文段</text:p>
        </text:list-item>
        <text:list-item>
          <text:p text:style-name="P23"><text:s/>UDP ( user datagram protocol )</text:p>
          <text:p text:style-name="P16"><text:s/>数据传输单位是用户数据报</text:p>
        </text:list-item>
      </text:list>
      <text:list xml:id="list2145293255" text:continue-list="list49129228" text:style-name="L1">
        <text:list-header>
          <text:p text:style-name="P11"/>
        </text:list-header>
        <text:list-item>
          <text:p text:style-name="P11">网络层</text:p>
        </text:list-item>
      </text:list>
      <text:list xml:id="list752692374" text:continue-list="list2111601805" text:style-name="L12">
        <text:list-header>
          <text:p text:style-name="P16"><text:s text:c="7"/>网络层负责为分组交换网上的不同主机提供通信服务。在发送数据时,网络层把运输层产生的报文段或用户数据报封装成分组或包进行传送。在TCP/IP体系中,由于网络层使用IP协议,因此分组也叫作IP数据报,或简称为数据报。</text:p>
          <text:p text:style-name="P16">本书把“分组”和“数据报”作为同义词使用。</text:p>
          <text:p text:style-name="P29"><text:span text:style-name="T4">注意:</text:span><text:span text:style-name="T3">不要将运输层的“用户数据报UDP”和网络层的“IP数据报”弄混。</text:span></text:p>
        </text:list-header>
      </text:list>
      <text:list xml:id="list479376388" text:continue-list="list2145293255" text:style-name="L1">
        <text:list-header>
          <text:p text:style-name="P11"/>
        </text:list-header>
        <text:list-item>
          <text:p text:style-name="P11">数据链路层 ( data link layer )</text:p>
        </text:list-item>
      </text:list>
      <text:list xml:id="list398703918" text:continue-list="list752692374" text:style-name="L12">
        <text:list-header>
          <text:p text:style-name="P29"><text:span text:style-name="T3"><text:s text:c="7"/>常简称为链路层。我们知道,两个主机之间的数据传输,总是在一段一段的链路上传送的,也就是说,在两个相邻结点之间(主机和路由器之间或两个路由器之间〉传送数据是直接传送的〈点对点〉。这时就需要使用专门的链路层的协议。在两个相邻结点之间传送数据时,数据链路层将网络层交下来的IP数据报组装成帧(framing),在两个相邻结点间的链路上“透明”地传送帧中的数据。每一帧包括数据和必要的控制信息〔如同步信息、地址信息、差错控制等〉。典型的帧长是几百字节到一千多字节。</text:span></text:p>
        </text:list-header>
      </text:list>
      <text:list xml:id="list517961413" text:continue-list="list479376388" text:style-name="L1">
        <text:list-header>
          <text:p text:style-name="P11"/>
        </text:list-header>
        <text:list-item>
          <text:p text:style-name="P11">物理层 ( physical layer )</text:p>
        </text:list-item>
      </text:list>
      <text:list xml:id="list1394296967" text:continue-list="list398703918" text:style-name="L12">
        <text:list-header>
          <text:p text:style-name="P29"><text:span text:style-name="T3"><text:s text:c="7"/>在物理层上所传数据的单位是比特。物理层的任务就是透明地传送比特流。</text:span></text:p>
        </text:list-header>
      </text:list>
      <text:list xml:id="list1203739000" text:continue-list="list517961413" text:style-name="L1">
        <text:list-header>
          <text:p text:style-name="P11"/>
        </text:list-header>
        <text:list-item>
          <text:p text:style-name="P11"><text:soft-page-break/>PDU</text:p>
        </text:list-item>
      </text:list>
      <text:list xml:id="list713025302" text:continue-list="list1394296967" text:style-name="L12">
        <text:list-header>
          <text:p text:style-name="P29"><text:span text:style-name="T3">OSI参考模型把对等层次之间传送的数据单位称为该层的协议数据单元PDU(protocol Data Unit).</text:span></text:p>
        </text:list-header>
      </text:list>
      <text:list xml:id="list1086089144" text:continue-list="list1203739000" text:style-name="L1">
        <text:list-header>
          <text:p text:style-name="P11"/>
        </text:list-header>
        <text:list-item>
          <text:p text:style-name="P11">1</text:p>
        </text:list-item>
        <text:list-item>
          <text:p text:style-name="P11">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微软雅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zhezhao </meta:initial-creator>
    <meta:creation-date>2012-07-25T23:46:28</meta:creation-date>
    <meta:generator>LibreOffice/3.5$Linux_X86_64 LibreOffice_project/350m1$Build-2</meta:generator>
    <dc:date>2012-09-05T14:28:55</dc:date>
    <dc:creator>xuzhezhao </dc:creator>
    <meta:editing-duration>PT2H25M28S</meta:editing-duration>
    <meta:editing-cycles>130</meta:editing-cycles>
    <meta:document-statistic meta:table-count="0" meta:image-count="0" meta:object-count="0" meta:page-count="5" meta:paragraph-count="104" meta:word-count="878" meta:character-count="2055" meta:non-whitespace-character-count="2179"/>
  </office:meta>
</office:document-meta>
</file>